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1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5.567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4.94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463cm"/>
    </style:style>
    <style:style style:name="co14" style:family="table-column">
      <style:table-column-properties fo:break-before="auto" style:column-width="3.875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PageStyle_5f_Schema">
      <style:table-properties table:display="true" style:writing-mode="lr-tb"/>
    </style:style>
    <style:style style:name="ta2" style:family="table" style:master-page-name="PageStyle_5f_Functionalities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Excel_20_Built-in_20_Normal">
      <style:table-cell-properties fo:background-color="#00cc00"/>
    </style:style>
    <style:style style:name="ce3" style:family="table-cell" style:parent-style-name="Excel_20_Built-in_20_Normal">
      <style:table-cell-properties fo:background-color="#00cc00"/>
      <style:text-properties style:font-name="Arial" style:font-name-asian="Arial Unicode MS" style:font-name-complex="Arial"/>
    </style:style>
    <style:style style:name="ce4" style:family="table-cell" style:parent-style-name="Excel_20_Built-in_20_Normal">
      <style:text-properties style:font-name="Arial" style:font-name-asian="Arial Unicode MS" style:font-name-complex="Arial"/>
    </style:style>
    <style:style style:name="ce5" style:family="table-cell" style:parent-style-name="Excel_20_Built-in_20_Normal">
      <style:table-cell-properties fo:background-color="#cccccc"/>
      <style:text-properties fo:color="#333333"/>
    </style:style>
    <style:style style:name="ce6" style:family="table-cell" style:parent-style-name="Excel_20_Built-in_20_Normal">
      <style:table-cell-properties fo:background-color="#cccccc"/>
      <style:text-properties fo:color="#333333" style:font-name="Arial" style:font-name-asian="Arial Unicode MS" style:font-name-complex="Arial"/>
    </style:style>
    <style:style style:name="ce7" style:family="table-cell" style:parent-style-name="Excel_20_Built-in_20_Normal">
      <style:table-cell-properties fo:background-color="#ffffff"/>
      <style:text-properties fo:color="#333333" style:font-name="Arial" style:font-name-asian="Arial Unicode MS" style:font-name-complex="Arial"/>
    </style:style>
    <style:style style:name="ce8" style:family="table-cell" style:parent-style-name="Excel_20_Built-in_20_Normal">
      <style:table-cell-properties fo:background-color="#dddddd"/>
      <style:text-properties style:font-name="Arial" style:font-name-asian="Arial Unicode MS" style:font-name-complex="Ari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T1" style:family="text">
      <style:text-properties style:font-name="Arial" style:font-name-asian="Arial Unicode MS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Schem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3" table:default-cell-style-name="Excel_20_Built-in_20_Normal"/>
        <table:table-row table:style-name="ro1">
          <table:table-cell table:style-name="ce1" office:value-type="string" calcext:value-type="string">
            <text:p>Table</text:p>
          </table:table-cell>
          <table:table-cell table:style-name="ce1"/>
          <table:table-cell table:style-name="ce9" office:value-type="string" calcext:value-type="string" table:number-columns-spanned="11" table:number-rows-spanned="1">
            <text:p>Columns</text:p>
          </table:table-cell>
          <table:covered-table-cell table:number-columns-repeated="10" table:style-name="ce10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C_Us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mobil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passwor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rol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enable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reated_dat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orgot_password_cod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orgot_password_expire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last_password_change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verification_cod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verified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verified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ctiv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ctivate_date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activate_status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3">
          <table:table-cell table:style-name="ce2" office:value-type="string" calcext:value-type="string">
            <text:p>EC_Consumer_mail_conf</text:p>
          </table:table-cell>
          <table:table-cell table:style-name="ce7" office:value-type="string" calcext:value-type="string">
            <text:p>id, user_id</text:p>
          </table:table-cell>
          <table:table-cell office:value-type="string" calcext:value-type="string">
            <text:p>smpt_host</text:p>
          </table:table-cell>
          <table:table-cell office:value-type="string" calcext:value-type="string">
            <text:p>smtp_port</text:p>
          </table:table-cell>
          <table:table-cell office:value-type="string" calcext:value-type="string">
            <text:p>smtp_user_name</text:p>
          </table:table-cell>
          <table:table-cell office:value-type="string" calcext:value-type="string">
            <text:p>smtp_password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3">
          <table:table-cell table:style-name="ce2" office:value-type="string" calcext:value-type="string">
            <text:p>EC_Consumer</text:p>
          </table:table-cell>
          <table:table-cell table:style-name="ce7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current_addres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permanent_address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3">
          <table:table-cell table:style-name="ce2" office:value-type="string" calcext:value-type="string">
            <text:p>EC_Docum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cument_typ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EC_Consumer_Doc</text:p>
          </table:table-cell>
          <table:table-cell table:style-name="ce4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document_type</text:p>
          </table:table-cell>
          <table:table-cell office:value-type="string" calcext:value-type="string">
            <text:p>ID_Proof, Addr_Proof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document_description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document_file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ploaded_date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EC_Scheduler</text:p>
          </table:table-cell>
          <table:table-cell table:style-name="ce4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campaign_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ask_type</text:p>
          </table:table-cell>
          <table:table-cell office:value-type="string" calcext:value-type="string">
            <text:p>NOW / Scheduled/ Repeate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scheduled_ti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cheduled/ InProcess/Complet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rt_ti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end_ti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Sec-Minutes-Hour-Day-Date-Month-Year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ron_expressio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added_date_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EC_Campaigns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ampaign_n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span text:style-name="T1">Consumer_mail_conf_id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reply_to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reply_to_email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reated_date_ti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template_i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EC_Templates</text:p>
          </table:table-cell>
          <table:table-cell table:style-name="ce4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template_n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plate_conte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st_modified_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C_email_list_catego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C_category_email_list_mapp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mail_list_category_id</text:p>
          </table:table-cell>
          <table:table-cell office:value-type="string" calcext:value-type="string">
            <text:p>consumer_email_list_id</text:p>
          </table:table-cell>
          <table:table-cell office:value-type="string" calcext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C_Consumer_{id}_Email_List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irst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last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ser_typ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s_subscrib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C_API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pi_ke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enerated_date_ti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sActi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C_Track_Campain_{ID}_Opens</text:p>
          </table:table-cell>
          <table:table-cell table:style-name="ce4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last_open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C_Track_Campain_{ID}_Clicks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rl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lick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C_Company_Mails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mail_typ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mail_conte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added_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C_Indiviual_Mail</text:p>
          </table:table-cell>
          <table:table-cell table:style-name="ce4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rom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rom_email_addres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track_open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reated_date_time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ities" table:style-name="ta2" table:print="false">
        <table:table-column table:style-name="co13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1" office:value-type="string" calcext:value-type="string">
            <text:p>User Level</text:p>
          </table:table-cell>
          <table:table-cell table:style-name="ce1"/>
          <table:table-cell table:style-name="ce1" office:value-type="string" calcext:value-type="string">
            <text:p>Email Serv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gn Up</text:p>
          </table:table-cell>
          <table:table-cell/>
          <table:table-cell office:value-type="string" calcext:value-type="string">
            <text:p>Generate API K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ail Validation &amp; <text:s/>Account Completion</text:p>
          </table:table-cell>
          <table:table-cell/>
          <table:table-cell office:value-type="string" calcext:value-type="string">
            <text:p>Send Bulk Mail AP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ign In</text:p>
          </table:table-cell>
          <table:table-cell/>
          <table:table-cell office:value-type="string" calcext:value-type="string">
            <text:p>Send Indiviual 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got Passw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 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e a 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ail Tem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e Campaig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d Campaig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po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 Login Info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1:27:20.025506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ma" style:display-name="PageStyle_Schem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nctionalities" style:display-name="PageStyle_Functionaliti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1:43:45.344109252</dc:date>
    <meta:generator>LibreOffice/4.2.8.2$Linux_X86_64 LibreOffice_project/420m0$Build-2</meta:generator>
    <meta:editing-duration>PT8H22M12S</meta:editing-duration>
    <meta:editing-cycles>6</meta:editing-cycles>
    <meta:document-statistic meta:table-count="2" meta:cell-count="135" meta:object-count="0"/>
  </office:meta>
</office:document-meta>
</file>